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gig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property</text:p>
          </table:table-cell>
          <table:table-cell table:style-name="ce1" office:value-type="string">
            <text:p>probing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diversity</text:p>
          </table:table-cell>
          <table:table-cell table:style-name="ce1" office:value-type="string">
            <text:p>distinctiveness</text:p>
          </table:table-cell>
          <table:table-cell table:style-name="ce1" office:value-type="string">
            <text:p>strength</text:p>
          </table:table-cell>
          <table:table-cell table:style-name="ce3" office:value-type="string">
            <text:p>dominant relation</text:p>
          </table:table-cell>
        </table:table-row>
        <table:table-row table:style-name="ro1">
          <table:table-cell office:value-type="string">
            <text:p>used_in_cooking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lay_eggs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squar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swim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wings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sweet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wheels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fly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juicy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dangerous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blue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hot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yellow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made_of_wood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round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warm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green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red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cold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black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roll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Legend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TRUE indicate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probing</text:p>
          </table:table-cell>
          <table:table-cell table:style-name="Default" office:value-type="string">
            <text:p>D &gt; 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ensity</text:p>
          </table:table-cell>
          <table:table-cell table:style-name="Default" office:value-type="string">
            <text:p>high evidence and high prop-evidence (&gt; 0.1 and &gt; 0.01)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versity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distinctivenes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trength</text:p>
          </table:table-cell>
          <table:table-cell table:style-name="Default" table:number-columns-repeated="2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1">08/31/2021</text:date>, <text:time>16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Sommerauer</meta:initial-creator>
    <meta:creation-date>2021-08-31T16:05:59</meta:creation-date>
    <dc:date>2021-08-31T16:25:08</dc:date>
    <dc:creator>Pia Sommerauer</dc:creator>
    <meta:editing-duration>PT16M7S</meta:editing-duration>
    <meta:editing-cycles>5</meta:editing-cycles>
    <meta:generator>OpenOffice/4.1.8$Unix OpenOffice.org_project/418m3$Build-9803</meta:generator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